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725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1" office:value-type="string" calcext:value-type="string">
            <text:p>Average service time server 0</text:p>
          </table:table-cell>
          <table:table-cell table:style-name="ce1" office:value-type="string" calcext:value-type="string">
            <text:p>Utilization server 0</text:p>
          </table:table-cell>
          <table:table-cell table:style-name="ce1" office:value-type="string" calcext:value-type="string">
            <text:p>Average service time server 1</text:p>
          </table:table-cell>
          <table:table-cell table:style-name="ce1" office:value-type="string" calcext:value-type="string">
            <text:p>Utilization server 1</text:p>
          </table:table-cell>
          <table:table-cell table:style-name="ce1" office:value-type="string" calcext:value-type="string">
            <text:p>Average service time server 2</text:p>
          </table:table-cell>
          <table:table-cell table:style-name="ce1" office:value-type="string" calcext:value-type="string">
            <text:p>Utilization server 2</text:p>
          </table:table-cell>
          <table:table-cell table:style-name="ce1" office:value-type="string" calcext:value-type="string">
            <text:p>Average interarrival time</text:p>
          </table:table-cell>
          <table:table-cell table:style-name="ce1" office:value-type="string" calcext:value-type="string">
            <text:p>People who had to wait in line</text:p>
          </table:table-cell>
          <table:table-cell table:style-name="ce1" office:value-type="string" calcext:value-type="string">
            <text:p>Total average wait time</text:p>
          </table:table-cell>
          <table:table-cell table:style-name="ce1" office:value-type="string" calcext:value-type="string">
            <text:p>Lost Customers</text:p>
          </table:table-cell>
          <table:table-cell table:style-name="ce1" office:value-type="string" calcext:value-type="string">
            <text:p>Users Finish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4617137750123" calcext:value-type="float">
            <text:p>0.734617137750123</text:p>
          </table:table-cell>
          <table:table-cell office:value-type="float" office:value="0.990935747423461" calcext:value-type="float">
            <text:p>0.990935747423461</text:p>
          </table:table-cell>
          <table:table-cell office:value-type="float" office:value="0.692389983310016" calcext:value-type="float">
            <text:p>0.692389983310016</text:p>
          </table:table-cell>
          <table:table-cell office:value-type="float" office:value="0.996753822605638" calcext:value-type="float">
            <text:p>0.996753822605638</text:p>
          </table:table-cell>
          <table:table-cell office:value-type="float" office:value="0.434808514203463" calcext:value-type="float">
            <text:p>0.434808514203463</text:p>
          </table:table-cell>
          <table:table-cell office:value-type="float" office:value="0.934945384705512" calcext:value-type="float">
            <text:p>0.934945384705512</text:p>
          </table:table-cell>
          <table:table-cell office:value-type="float" office:value="1.05775277618351" calcext:value-type="float">
            <text:p>1.05775277618351</text:p>
          </table:table-cell>
          <table:table-cell office:value-type="float" office:value="142" calcext:value-type="float">
            <text:p>142</text:p>
          </table:table-cell>
          <table:table-cell office:value-type="float" office:value="26063.3584264718" calcext:value-type="float">
            <text:p>26063.3584264718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028924563137" calcext:value-type="float">
            <text:p>0.689028924563137</text:p>
          </table:table-cell>
          <table:table-cell office:value-type="float" office:value="1.00866346788248" calcext:value-type="float">
            <text:p>1.00866346788248</text:p>
          </table:table-cell>
          <table:table-cell office:value-type="float" office:value="0.724329474375933" calcext:value-type="float">
            <text:p>0.724329474375933</text:p>
          </table:table-cell>
          <table:table-cell office:value-type="float" office:value="0.945927850642501" calcext:value-type="float">
            <text:p>0.945927850642501</text:p>
          </table:table-cell>
          <table:table-cell office:value-type="float" office:value="0.537432853739158" calcext:value-type="float">
            <text:p>0.537432853739158</text:p>
          </table:table-cell>
          <table:table-cell office:value-type="float" office:value="0.975986150885228" calcext:value-type="float">
            <text:p>0.975986150885228</text:p>
          </table:table-cell>
          <table:table-cell office:value-type="float" office:value="1.01678905123879" calcext:value-type="float">
            <text:p>1.01678905123879</text:p>
          </table:table-cell>
          <table:table-cell office:value-type="float" office:value="119" calcext:value-type="float">
            <text:p>119</text:p>
          </table:table-cell>
          <table:table-cell office:value-type="float" office:value="21593.2478224797" calcext:value-type="float">
            <text:p>21593.2478224797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101678568088" calcext:value-type="float">
            <text:p>0.674101678568088</text:p>
          </table:table-cell>
          <table:table-cell office:value-type="float" office:value="1.00124661871527" calcext:value-type="float">
            <text:p>1.00124661871527</text:p>
          </table:table-cell>
          <table:table-cell office:value-type="float" office:value="0.701607888394938" calcext:value-type="float">
            <text:p>0.701607888394938</text:p>
          </table:table-cell>
          <table:table-cell office:value-type="float" office:value="0.902180162836611" calcext:value-type="float">
            <text:p>0.902180162836611</text:p>
          </table:table-cell>
          <table:table-cell office:value-type="float" office:value="0.470462937654052" calcext:value-type="float">
            <text:p>0.470462937654052</text:p>
          </table:table-cell>
          <table:table-cell office:value-type="float" office:value="0.973766975240483" calcext:value-type="float">
            <text:p>0.973766975240483</text:p>
          </table:table-cell>
          <table:table-cell office:value-type="float" office:value="0.953168284430566" calcext:value-type="float">
            <text:p>0.953168284430566</text:p>
          </table:table-cell>
          <table:table-cell office:value-type="float" office:value="124" calcext:value-type="float">
            <text:p>124</text:p>
          </table:table-cell>
          <table:table-cell office:value-type="float" office:value="19376.1396515265" calcext:value-type="float">
            <text:p>19376.1396515265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73702066189" calcext:value-type="float">
            <text:p>0.71473702066189</text:p>
          </table:table-cell>
          <table:table-cell office:value-type="float" office:value="1.00783080276545" calcext:value-type="float">
            <text:p>1.00783080276545</text:p>
          </table:table-cell>
          <table:table-cell office:value-type="float" office:value="0.701823802072593" calcext:value-type="float">
            <text:p>0.701823802072593</text:p>
          </table:table-cell>
          <table:table-cell office:value-type="float" office:value="0.881748918251032" calcext:value-type="float">
            <text:p>0.881748918251032</text:p>
          </table:table-cell>
          <table:table-cell office:value-type="float" office:value="0.56848394077076" calcext:value-type="float">
            <text:p>0.56848394077076</text:p>
          </table:table-cell>
          <table:table-cell office:value-type="float" office:value="0.944575923919904" calcext:value-type="float">
            <text:p>0.944575923919904</text:p>
          </table:table-cell>
          <table:table-cell office:value-type="float" office:value="1.01804627894665" calcext:value-type="float">
            <text:p>1.01804627894665</text:p>
          </table:table-cell>
          <table:table-cell office:value-type="float" office:value="112" calcext:value-type="float">
            <text:p>112</text:p>
          </table:table-cell>
          <table:table-cell office:value-type="float" office:value="23244.7629769402" calcext:value-type="float">
            <text:p>23244.7629769402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162067465528" calcext:value-type="float">
            <text:p>0.622162067465528</text:p>
          </table:table-cell>
          <table:table-cell office:value-type="float" office:value="0.995077035090013" calcext:value-type="float">
            <text:p>0.995077035090013</text:p>
          </table:table-cell>
          <table:table-cell office:value-type="float" office:value="0.720466371023959" calcext:value-type="float">
            <text:p>0.720466371023959</text:p>
          </table:table-cell>
          <table:table-cell office:value-type="float" office:value="0.850444579028693" calcext:value-type="float">
            <text:p>0.850444579028693</text:p>
          </table:table-cell>
          <table:table-cell office:value-type="float" office:value="0.412370792475867" calcext:value-type="float">
            <text:p>0.412370792475867</text:p>
          </table:table-cell>
          <table:table-cell office:value-type="float" office:value="0.990559517129492" calcext:value-type="float">
            <text:p>0.990559517129492</text:p>
          </table:table-cell>
          <table:table-cell office:value-type="float" office:value="1.04452837586605" calcext:value-type="float">
            <text:p>1.04452837586605</text:p>
          </table:table-cell>
          <table:table-cell office:value-type="float" office:value="134" calcext:value-type="float">
            <text:p>134</text:p>
          </table:table-cell>
          <table:table-cell office:value-type="float" office:value="24129.8931031767" calcext:value-type="float">
            <text:p>24129.8931031767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838019170319" calcext:value-type="float">
            <text:p>0.677838019170319</text:p>
          </table:table-cell>
          <table:table-cell office:value-type="float" office:value="0.993370271945947" calcext:value-type="float">
            <text:p>0.993370271945947</text:p>
          </table:table-cell>
          <table:table-cell office:value-type="float" office:value="0.729485712543262" calcext:value-type="float">
            <text:p>0.729485712543262</text:p>
          </table:table-cell>
          <table:table-cell office:value-type="float" office:value="0.892124314784524" calcext:value-type="float">
            <text:p>0.892124314784524</text:p>
          </table:table-cell>
          <table:table-cell office:value-type="float" office:value="0.531376117880411" calcext:value-type="float">
            <text:p>0.531376117880411</text:p>
          </table:table-cell>
          <table:table-cell office:value-type="float" office:value="0.994334741177934" calcext:value-type="float">
            <text:p>0.994334741177934</text:p>
          </table:table-cell>
          <table:table-cell office:value-type="float" office:value="1.03463686387301" calcext:value-type="float">
            <text:p>1.03463686387301</text:p>
          </table:table-cell>
          <table:table-cell office:value-type="float" office:value="103" calcext:value-type="float">
            <text:p>103</text:p>
          </table:table-cell>
          <table:table-cell office:value-type="float" office:value="19979.9106330745" calcext:value-type="float">
            <text:p>19979.9106330745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6954440409252" calcext:value-type="float">
            <text:p>0.746954440409252</text:p>
          </table:table-cell>
          <table:table-cell office:value-type="float" office:value="1.00307380960634" calcext:value-type="float">
            <text:p>1.00307380960634</text:p>
          </table:table-cell>
          <table:table-cell office:value-type="float" office:value="0.71004115885135" calcext:value-type="float">
            <text:p>0.71004115885135</text:p>
          </table:table-cell>
          <table:table-cell office:value-type="float" office:value="0.972714130862341" calcext:value-type="float">
            <text:p>0.972714130862341</text:p>
          </table:table-cell>
          <table:table-cell office:value-type="float" office:value="0.57586302860619" calcext:value-type="float">
            <text:p>0.57586302860619</text:p>
          </table:table-cell>
          <table:table-cell office:value-type="float" office:value="0.94235426759416" calcext:value-type="float">
            <text:p>0.94235426759416</text:p>
          </table:table-cell>
          <table:table-cell office:value-type="float" office:value="1.08108045177656" calcext:value-type="float">
            <text:p>1.08108045177656</text:p>
          </table:table-cell>
          <table:table-cell office:value-type="float" office:value="118" calcext:value-type="float">
            <text:p>118</text:p>
          </table:table-cell>
          <table:table-cell office:value-type="float" office:value="18673.1611126967" calcext:value-type="float">
            <text:p>18673.1611126967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43374660507" calcext:value-type="float">
            <text:p>0.70643374660507</text:p>
          </table:table-cell>
          <table:table-cell office:value-type="float" office:value="0.991854922767975" calcext:value-type="float">
            <text:p>0.991854922767975</text:p>
          </table:table-cell>
          <table:table-cell office:value-type="float" office:value="0.737094485382729" calcext:value-type="float">
            <text:p>0.737094485382729</text:p>
          </table:table-cell>
          <table:table-cell office:value-type="float" office:value="0.877474132128821" calcext:value-type="float">
            <text:p>0.877474132128821</text:p>
          </table:table-cell>
          <table:table-cell office:value-type="float" office:value="0.526615617728648" calcext:value-type="float">
            <text:p>0.526615617728648</text:p>
          </table:table-cell>
          <table:table-cell office:value-type="float" office:value="0.978709833198563" calcext:value-type="float">
            <text:p>0.978709833198563</text:p>
          </table:table-cell>
          <table:table-cell office:value-type="float" office:value="0.989515245109424" calcext:value-type="float">
            <text:p>0.989515245109424</text:p>
          </table:table-cell>
          <table:table-cell office:value-type="float" office:value="120" calcext:value-type="float">
            <text:p>120</text:p>
          </table:table-cell>
          <table:table-cell office:value-type="float" office:value="20939.8893892716" calcext:value-type="float">
            <text:p>20939.8893892716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505826196041" calcext:value-type="float">
            <text:p>0.699505826196041</text:p>
          </table:table-cell>
          <table:table-cell office:value-type="float" office:value="0.993199204936218" calcext:value-type="float">
            <text:p>0.993199204936218</text:p>
          </table:table-cell>
          <table:table-cell office:value-type="float" office:value="0.836113631956921" calcext:value-type="float">
            <text:p>0.836113631956921</text:p>
          </table:table-cell>
          <table:table-cell office:value-type="float" office:value="0.826872791319811" calcext:value-type="float">
            <text:p>0.826872791319811</text:p>
          </table:table-cell>
          <table:table-cell office:value-type="float" office:value="0.432369649771265" calcext:value-type="float">
            <text:p>0.432369649771265</text:p>
          </table:table-cell>
          <table:table-cell office:value-type="float" office:value="0.987618422361022" calcext:value-type="float">
            <text:p>0.987618422361022</text:p>
          </table:table-cell>
          <table:table-cell office:value-type="float" office:value="0.983569169347156" calcext:value-type="float">
            <text:p>0.983569169347156</text:p>
          </table:table-cell>
          <table:table-cell office:value-type="float" office:value="140" calcext:value-type="float">
            <text:p>140</text:p>
          </table:table-cell>
          <table:table-cell office:value-type="float" office:value="21255.341144505" calcext:value-type="float">
            <text:p>21255.341144505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809847123474" calcext:value-type="float">
            <text:p>0.667809847123474</text:p>
          </table:table-cell>
          <table:table-cell office:value-type="float" office:value="1.00463948101464" calcext:value-type="float">
            <text:p>1.00463948101464</text:p>
          </table:table-cell>
          <table:table-cell office:value-type="float" office:value="0.97741567256684" calcext:value-type="float">
            <text:p>0.97741567256684</text:p>
          </table:table-cell>
          <table:table-cell office:value-type="float" office:value="0.672184132903022" calcext:value-type="float">
            <text:p>0.672184132903022</text:p>
          </table:table-cell>
          <table:table-cell office:value-type="float" office:value="0.52649178504825" calcext:value-type="float">
            <text:p>0.52649178504825</text:p>
          </table:table-cell>
          <table:table-cell office:value-type="float" office:value="0.970580332148683" calcext:value-type="float">
            <text:p>0.970580332148683</text:p>
          </table:table-cell>
          <table:table-cell office:value-type="float" office:value="0.958899283931802" calcext:value-type="float">
            <text:p>0.958899283931802</text:p>
          </table:table-cell>
          <table:table-cell office:value-type="float" office:value="109" calcext:value-type="float">
            <text:p>109</text:p>
          </table:table-cell>
          <table:table-cell office:value-type="float" office:value="18664.5283524549" calcext:value-type="float">
            <text:p>18664.5283524549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00:47:24.000500392</meta:creation-date>
    <dc:date>2021-12-13T00:51:11.765775819</dc:date>
    <meta:editing-duration>PT3M48S</meta:editing-duration>
    <meta:editing-cycles>1</meta:editing-cycles>
    <meta:document-statistic meta:table-count="1" meta:cell-count="131" meta:object-count="0"/>
    <meta:generator>LibreOffice/6.4.7.2$Linux_X86_64 LibreOffice_project/40$Build-2</meta:generator>
  </office:meta>
</office:document-meta>
</file>